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/>
      <text:p text:style-name="P2">12. Memory management <text:s/>: Allocating memory to programs and managing memory usage<text:s/>. <text:s text:c="27"/></text:p>
      <text:p text:style-name="P3">Memory management : is the process of controlling and coordinating a computers main memory /resources .</text:p>
      <text:p text:style-name="P4">Allocating memory :<text:s/>is the process of reserving virtual or physical computer space for a specific purpose<text:s/><text:s/>example : for computer programs and services to run) and also memory<text:s/>allocate<text:tab/><text:s text:c="2"/><text:s/>is part of the management of computer memory resources known as memory management .</text:p>
      <text:p text:style-name="P5"><text:s text:c="3"/>The following are techniques for Allocating<text:s/><text:s/>to a programs:</text:p>
      <text:p text:style-name="P6">1.static Allocation<text:s/>: in this techniques, memory is allocated to a program at compile –time .</text:p>
      <text:p text:style-name="P7">2. dynamic Allocation : it allows for more flexibility . memory is allocated at runtime as needed by the program .</text:p>
      <text:p text:style-name="P8">Managing memory usage: refers to the process of effectively utilizing computer memory resources . it involves keeping track of how memory is allocated and deallocated efficiently.</text:p>
      <text:p text:style-name="P9">Techniques of<text:s/>managing memory usage :</text:p>
      <text:p text:style-name="Normal"><text:span text:style-name="T10">1.Memory Allocating and Deallocating: this involves efficiently allocating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t</meta:initial-creator>
    <dc:creator>David  Niyomufasha</dc:creator>
    <meta:creation-date>2025-01-05T06:42:00Z</meta:creation-date>
    <dc:date>2025-01-05T06:42:00Z</dc:date>
    <meta:template xlink:href="Normal" xlink:type="simple"/>
    <meta:editing-cycles>2</meta:editing-cycles>
    <meta:editing-duration>PT120S</meta:editing-duration>
    <meta:document-statistic meta:page-count="1" meta:paragraph-count="2" meta:word-count="157" meta:character-count="1052" meta:row-count="7" meta:non-whitespace-character-count="897"/>
  </office:meta>
</office:document-meta>
</file>